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, Georgia, 'Times New Roman'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fd6b" officeooo:paragraph-rsid="000cfd6b"/>
    </style:style>
    <style:style style:name="P2" style:family="paragraph" style:parent-style-name="Standard">
      <style:text-properties officeooo:paragraph-rsid="000cfd6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fd6b" officeooo:paragraph-rsid="000cfd6b" style:font-weight-asian="bold" style:font-weight-complex="bold"/>
    </style:style>
    <style:style style:name="P4" style:family="paragraph" style:parent-style-name="Standard">
      <style:text-properties officeooo:rsid="000d8f56" officeooo:paragraph-rsid="000d8f56"/>
    </style:style>
    <style:style style:name="P5" style:family="paragraph" style:parent-style-name="Standard">
      <style:text-properties officeooo:rsid="000e011b" officeooo:paragraph-rsid="000e011b"/>
    </style:style>
    <style:style style:name="T1" style:family="text">
      <style:text-properties officeooo:rsid="000cfd6b"/>
    </style:style>
    <style:style style:name="T2" style:family="text">
      <style:text-properties fo:font-variant="normal" fo:text-transform="none" fo:color="#474747" style:font-name="DejaVu Serif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EE</text:p>
      <text:p text:style-name="P2"/>
      <text:p text:style-name="P2"><text:span text:style-name="T1">4.2.2 </text:span>Donner une interface locale explicite permet de choisir les méthodes exposées aux clients.</text:p>
      <text:p text:style-name="P1">4.2.3 Eclipse génère l'interface tout seul on ne va pas s'en priver</text:p>
      <text:p text:style-name="P1">4.2.4 BusinessControllRemote est la partie mérier de l'application elle permet un accès au modèle</text:p>
      <text:p text:style-name="P1">4.2.5 L'interface Remote est la lite des méthodes donné par le service</text:p>
      <text:p text:style-name="P1">4.2.6 L'interface Local est la liste des méthode disponible au client</text:p>
      <text:p text:style-name="P1"/>
      <text:p text:style-name="P2"><text:span text:style-name="T1">4.2.8 </text:span>Stateless (sans état): peut traiter plusieurs clients successivement pendant la durée de la session</text:p>
      <text:p text:style-name="P2"/>
      <text:p text:style-name="P2"><text:span text:style-name="T1">4.2.9 </text:span><text:span text:style-name="T2">Designates that a session bean exposes a no-interface view.</text:span></text:p>
      <text:p text:style-name="P2"/>
      <text:p text:style-name="P4">4.2.10 @Inject permet l'injection du context dans la méthode</text:p>
      <text:p text:style-name="P4"/>
      <text:p text:style-name="P4">4.2.11 @Ressource permet d'injecter une ressource (jms,queue,topic)</text:p>
      <text:p text:style-name="P4"/>
      <text:p text:style-name="P5">4.2.12 Queue est point à point alors que Topic a une liste d'abonné</text:p>
      <text:p text:style-name="P5">La Queue à un seul client , Topic peut avoir plusieur lecteurs</text:p>
      <text:p text:style-name="P5"/>
      <text:p text:style-name="P5"/>
      <text:p text:style-name="P5"/>
      <text:p text:style-name="P5">4.4.2 Les objets de la servlet son local</text:p>
      <text:p text:style-name="P5">4.4.3 Ajouter les projets dépendants dans le build path</text:p>
      <text:p text:style-name="P5"/>
      <text:p text:style-name="P5">5.1.1 Le client est la base de données </text:p>
      <text:p text:style-name="P4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, Georgia, 'Times New Roman'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11S</meta:editing-duration>
    <meta:editing-cycles>3</meta:editing-cycles>
    <meta:generator>LibreOffice/5.0.3.2$Windows_X86_64 LibreOffice_project/e5f16313668ac592c1bfb310f4390624e3dbfb75</meta:generator>
    <dc:date>2015-11-18T17:46:10.607000000</dc:date>
    <meta:document-statistic meta:table-count="0" meta:image-count="0" meta:object-count="0" meta:page-count="1" meta:paragraph-count="15" meta:word-count="155" meta:character-count="962" meta:non-whitespace-character-count="821"/>
    <meta:user-defined meta:name="Info 1"/>
    <meta:user-defined meta:name="Info 2"/>
    <meta:user-defined meta:name="Info 3"/>
    <meta:user-defined meta:name="Info 4"/>
  </office:meta>
</office:document-meta>
</file>